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cd0e1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8269fd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normal" officeooo:paragraph-rsid="008269f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line  in o.stock_picking_line_ids"&gt;</text:placeholder> </text:p>
      <text:p text:style-name="P2"><text:placeholder text:placeholder-type="text">&lt;if test="line.lot_id.ean_128"&gt;</text:placeholder></text:p>
      <text:p text:style-name="P2"><text:placeholder text:placeholder-type="text">&lt;line.product_id.name&gt;</text:placeholder></text:p>
      <text:p text:style-name="P2"><text:placeholder text:placeholder-type="text">&lt;for each="label in range(line.quantity)"&gt;</text:placeholder></text:p>
      <text:p text:style-name="P3"><draw:frame draw:style-name="fr1" draw:name="image: barcode(line.lot_id.ean_128, 'code128')" text:anchor-type="paragraph" svg:y="0.228cm" svg:width="1.152cm" svg:height="0.658cm" draw:z-index="0"><draw:text-box><text:p text:style-name="Frame_20_contents">Imagen</text:p></draw:text-box></draw:frame><text:placeholder text:placeholder-type="text">&lt;line.lot_id.ean_128&gt;</text:placeholder></text:p>
      <text:p text:style-name="P2"><text:placeholder text:placeholder-type="text">&lt;/for&gt;</text:placeholder></text:p>
      <text:p text:style-name="P2"><text:placeholder text:placeholder-type="text">&lt;/if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5-28T15:12:23.890290164</dc:date>
    <meta:editing-duration>PT10H51M42S</meta:editing-duration>
    <meta:editing-cycles>204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6" meta:character-count="197" meta:non-whitespace-character-count="188"/>
  </office:meta>
</office:document-meta>
</file>